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50%" draw:opacity-name="" draw:textarea-horizontal-align="justify" draw:textarea-vertical-align="middle" draw:auto-grow-height="false" fo:min-height="4cm" fo:min-width="10cm"/>
    </style:style>
    <style:style style:name="gr2" style:family="graphic" style:parent-style-name="standard">
      <style:graphic-properties svg:stroke-color="#000000" draw:fill="none" draw:fill-color="#ff8000" draw:textarea-horizontal-align="justify" draw:textarea-vertical-align="middle" draw:auto-grow-height="false" fo:min-height="1.5cm" fo:min-width="6cm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8" style:family="graphic" style:parent-style-name="standard">
      <style:graphic-properties svg:stroke-color="#3465a4" draw:fill="none" draw:fill-color="#000000" draw:textarea-horizontal-align="justify" draw:textarea-vertical-align="middle" draw:auto-grow-height="false" fo:min-height="0.876cm" fo:min-width="3.876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3.64cm" fo:min-width="8.3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1.5cm" fo:min-width="4.25cm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svg:stroke-color="#3465a4" draw:fill="none" draw:fill-color="#000000" draw:textarea-horizontal-align="justify" draw:textarea-vertical-align="middle" draw:auto-grow-height="false" fo:min-height="0.75cm" fo:min-width="1.5cm"/>
    </style:style>
    <style:style style:name="gr15" style:family="graphic" style:parent-style-name="standard">
      <style:graphic-properties draw:stroke="none" svg:stroke-color="#000000" draw:fill="none" draw:fill-color="#ffffff" fo:min-height="1.177cm"/>
      <style:paragraph-properties style:writing-mode="lr-tb"/>
    </style:style>
    <style:style style:name="P1" style:family="paragraph">
      <loext:graphic-properties draw:fill="none" draw:opacity="50%"/>
      <style:paragraph-properties fo:text-align="center"/>
    </style:style>
    <style:style style:name="P2" style:family="paragraph">
      <loext:graphic-properties draw:fill="none" draw:fill-color="#ff80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4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5cm" svg:height="1.75cm" svg:x="6.75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cm" svg:height="1.75cm" svg:x="7.25cm" svg:y="5.25cm">
          <draw:text-box>
            <text:p>COSDocument</text:p>
          </draw:text-box>
        </draw:frame>
        <draw:frame draw:style-name="gr4" draw:text-style-name="P5" draw:layer="layout" svg:width="4.486cm" svg:height="0.962cm" svg:x="7.98cm" svg:y="4.25cm">
          <draw:text-box>
            <text:p text:style-name="P4"><text:span text:style-name="T1">PDDocument</text:span></text:p>
          </draw:text-box>
        </draw:frame>
        <draw:line draw:style-name="gr5" draw:text-style-name="P6" draw:layer="layout" svg:x1="10.15cm" svg:y1="8.25cm" svg:x2="10.15cm" svg:y2="10.75cm">
          <text:p/>
        </draw:line>
        <draw:frame draw:style-name="gr6" draw:text-style-name="P3" draw:layer="layout" svg:width="6.5cm" svg:height="1.673cm" svg:x="7.65cm" svg:y="11.977cm">
          <draw:text-box>
            <text:p>PDFTextStripper</text:p>
          </draw:text-box>
        </draw:frame>
        <draw:line draw:style-name="gr7" draw:text-style-name="P6" draw:layer="layout" svg:x1="10.25cm" svg:y1="16.25cm" svg:x2="10.25cm" svg:y2="19cm">
          <text:p/>
        </draw:line>
        <draw:custom-shape draw:style-name="gr8" draw:text-style-name="P7" draw:layer="layout" svg:width="8.75cm" svg:height="2.25cm" svg:x="5.9cm" svg:y="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12.5cm" svg:height="5.5cm" svg:x="4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5cm" svg:height="0.962cm" svg:x="8.75cm" svg:y="14.538cm">
          <draw:text-box>
            <text:p>getText(<text:span text:style-name="T1">A</text:span>)</text:p>
          </draw:text-box>
        </draw:frame>
        <draw:frame draw:style-name="gr11" draw:text-style-name="P9" draw:layer="layout" svg:width="3cm" svg:height="1.276cm" svg:x="9.5cm" svg:y="2.974cm">
          <draw:text-box>
            <text:p text:style-name="P8"><text:span text:style-name="T2">A</text:span></text:p>
          </draw:text-box>
        </draw:frame>
        <draw:custom-shape draw:style-name="gr12" draw:text-style-name="P6" draw:layer="layout" svg:width="4.75cm" svg:height="1.75cm" svg:x="8cm" svg:y="19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75cm" svg:height="1cm" svg:x="9.25cm" svg:y="19.25cm">
          <draw:text-box>
            <text:p>String</text:p>
          </draw:text-box>
        </draw:frame>
        <draw:custom-shape draw:style-name="gr14" draw:text-style-name="P7" draw:layer="layout" svg:width="4cm" svg:height="2cm" svg:x="16cm" svg:y="4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11" draw:layer="layout" svg:width="4.25cm" svg:height="1.427cm" svg:x="16.5cm" svg:y="5.273cm">
          <draw:text-box>
            <text:p text:style-name="P10"><text:span text:style-name="T3">PDFParser(fileObj, writeMode)</text:span></text:p>
          </draw:text-box>
        </draw:frame>
        <draw:line draw:style-name="gr7" draw:text-style-name="P6" draw:layer="layout" svg:x1="16cm" svg:y1="5.75cm" svg:x2="13.25cm" svg:y2="6cm">
          <text:p/>
        </draw:line>
        <draw:frame draw:style-name="gr11" draw:text-style-name="P11" draw:layer="layout" svg:width="2.25cm" svg:height="1.433cm" svg:x="13.75cm" svg:y="5cm">
          <draw:text-box>
            <text:p text:style-name="P10"><text:span text:style-name="T3"><text:tab/></text:span><text:span text:style-name="T3">getDocum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3T22:22:28.788306933</meta:creation-date>
    <dc:date>2021-02-23T22:42:13.649399781</dc:date>
    <meta:editing-duration>PT19M44S</meta:editing-duration>
    <meta:editing-cycles>4</meta:editing-cycles>
    <meta:generator>LibreOffice/7.0.4.2$Linux_X86_64 LibreOffice_project/00$Build-2</meta:generator>
    <meta:document-statistic meta:object-count="17"/>
  </office:meta>
</office:document-meta>
</file>